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rtoba1" svg:font-family="Cortoba" style:font-adornments="Negrita" style:font-pitch="variable"/>
    <style:font-face style:name="Cortoba" svg:font-family="Cortoba"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List_20_1" style:list-style-name="L2"/>
    <style:style style:name="P3" style:family="paragraph" style:parent-style-name="List_20_1" style:list-style-name="L3"/>
    <style:style style:name="P4" style:family="paragraph" style:parent-style-name="Bibliography_20_Heading">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ción a la Temática del trabajo</text:h>
      <text:p text:style-name="Text_20_body">El problema que hemos elegido para resolver con PVM (Pararell Virtual Machine, Máquina Virtual Paralela) es el de un protocolo de búsqueda P2P escalable para aplicaciones de Internet llamado Chord.</text:p>
      <text:p text:style-name="Text_20_body">Debido a las dimensiones y dificultades a las que nos hemos tenido que enfrentar hemos visto obligados a simplificar el protocolo y hacer una simulación que se aleja del protocolo real.</text:p>
      <text:h text:style-name="Heading_20_1" text:outline-level="1">Objetivo</text:h>
      <text:p text:style-name="Text_20_body">El objetivo que se nos plantea consiste en la simulación de una red P2P (peer to peer). Esto es, una red en la que cada unidad que la constituye ostenta idénticos privilegios que el resto, de forma que no existan núcleos centrales, de manera que se logra con ésta configuración la máxima descentralización, creandose de ésta forma una red muy robusta sin “puntos débiles” que tengan relevancia en la red, evitando crear objetivos potenciales de ataques, o caídas fortuitas de gran cantidad de nodos debido a un fallo en “super-nodos” en los que se basan otras redes de intercambio.</text:p>
      <text:p text:style-name="Text_20_body">Ese tipo de redes poseen multitud de aplicaciones, desde juegos sin servidores centrales, a conferencias de voz y video en tiempo real (como el protocolo Jingle en redes XMPP). Pero, sin duda, su aplicación más popular es la de los sistemas de compartición de archivos. Siendo a veces, en el lenguaje coloquial, sinónimo de "red p2p".</text:p>
      <text:h text:style-name="Heading_20_1" text:outline-level="1">El protocolo Chord</text:h>
      <text:p text:style-name="Text_20_body">El protocolo Chord es un protocolo p2p que representa una nueva aproximación al problema de la localización eficiente de información. Utiliza mensajes dirigidos a localizar una clave, siendo el número de mensajes pequeño incluso con un número grande de nodos en la red de intercambio. Lo que distingue al protocolo Chord de otros protocolos es su sencillez, su demostrable rendimiento y su robustez, también demostrable.</text:p>
      <text:p text:style-name="Text_20_body">Básicamente Chord soporta tan solo una operación: dada una clave devuelve el nodo dónde se encuentra la información requerida, ésta operación es posible gracias a asociar <text:soft-page-break/>cada clave con el nodo en el cual se encuentra la información.</text:p>
      <text:p text:style-name="Text_20_body">Para que la operación se pueda llevar a cabo de manera eficiente, hay que mantener la estructura de anillo debido a la cual se distingue el protocolo Chord. Para mantener dicha estructura deberemos mandar mensajes a los nodos que correspondan, para conocer su situación.</text:p>
      <text:h text:style-name="Heading_20_1" text:outline-level="1">Justificación</text:h>
      <text:p text:style-name="Text_20_body">La justificación del uso de computación distribuida para resolver este problema es bastante obvia por los siguientes motivos que pasamos a enumerar.</text:p>
      <text:list xml:id="list829267877" text:style-name="L2">
        <text:list-item>
          <text:p text:style-name="P2">Por razones <text:span text:style-name="T1">geográficas</text:span><text:span text:style-name="T2">, ya que los nodos de cualquier red p2p se encuentran ubicados a media/laga distancia.</text:span></text:p>
        </text:list-item>
        <text:list-item>
          <text:p text:style-name="P2"><text:span text:style-name="T2">Por razones de </text:span><text:span text:style-name="T1">computación</text:span><text:span text:style-name="T2">, ya que el número de nodos que puede llegar a tener la red p2p puede ser demasiado grande como para llevarlos a cabo con desempeño en una sola computadora.</text:span></text:p>
        </text:list-item>
        <text:list-item>
          <text:p text:style-name="P2"><text:span text:style-name="T2">Por razones de </text:span><text:span text:style-name="T1">comunicación,</text:span><text:span text:style-name="T2"> ya que el objetivo de las redes p2p es el de intercambiar información entre computadoras distintas.</text:span></text:p>
        </text:list-item>
      </text:list>
      <text:p text:style-name="Text_20_body"><text:span text:style-name="T2">Por éstas razones es más que viable la simulación en un entorno de computación distribuida para comprobar el desempeño y buen funcionamiento de la red p2p.</text:span></text:p>
      <text:h text:style-name="Heading_20_1" text:outline-level="1">Análisis del Problema de Computación Distribuida</text:h>
      <text:p text:style-name="Text_20_body">Nos hemos encontrado multitud de dificultades para realizar la implementación del protocolo Chord en PVM, entre ellos se encuentran:</text:p>
      <text:list xml:id="list816942686" text:style-name="L3">
        <text:list-item>
          <text:p text:style-name="P3">Falta de información clara acerca del protocolo.</text:p>
        </text:list-item>
        <text:list-item>
          <text:p text:style-name="P3">No existe ninguna implementación oficial del protocolo.</text:p>
        </text:list-item>
      </text:list>
      <text:h text:style-name="Heading_20_2" text:outline-level="2">Comunicación</text:h>
      <text:p text:style-name="Text_20_body"/>
      <text:h text:style-name="Heading_20_1" text:outline-level="1"><text:soft-page-break/>Solucion aportada al problema</text:h>
      <text:p text:style-name="Text_20_body">Resultaría muy sencillo abordar el problema empleando directamente las funcionalidades de pvm para manejar grupos de procesos, de ésta manera se podría simplificar enormemente el código, necesitando de sólo unas cuantas instrucciones pvm. Sin embargo, el objetivo de esta práctica es conseguir mostrar un programa que saque a relucir los problemas comunes en la comunicación entre nodos que ocurre cuando estos no se encuentran en un entorno controlado mediante una máquina virtual, y donde no es posible para el resto de nodos conocer en nada a los demás sin haber recibido referencia previa y para ello no sería posible usar instrucciones de máquina virtual ni ningún tipo de nodo central, ya que estamos tratando una red de iguales. Es por ello, que se nos encargó la realización de la simulación del mecanismo de una red en anillo siguiendo un algoritmo diseñado para esta clase de entornos, el algoritmo de red Chord.</text:p>
      <text:p text:style-name="Text_20_body">Por otro lado, esto presenta también diversos inconvenientes, y es que el algoritmo de Chord no... (no muestra un sistema claro de recuperación frente a la caida de nodos? ...o no lo necesita...?) y, si bien es uno de los algoritmos p2p más simples, su completa implementación en un sistema como pvm, tomaría más tiempo del que se dispone en esta asignatura. (Pues el hecho de que las instrucciones del algoritmo deban ser ideadas sin el empleo de llamadas a la máquina virtual para obtener información del resto de la red complica el código sobremanera.)</text:p>
      <text:p text:style-name="Text_20_body">Es por ello que en el desarrollo de nuestro programa hemos decidido llegar a una situación de compromiso, suficiente para entender la mecánica de un anillo Chord, aún sin llegar a una profunda implementación de su algoritmo. </text:p>
      <text:p text:style-name="Text_20_body">Usando el protocolo de búsqueda de Chord, las claves de los nodos están ordenadas en un círculo. El circulo no puede tener más de 2^m nodos. El anillo puede tener claves que vayan desde 0 a 2^m-1.</text:p>
      <text:p text:style-name="Text_20_body">Para la asignación de estas claves se suele usar lo que es conocido como hashing consistente. El algoritmo SHA-1 es la función de hashing básica para el hashing consistente. El hashing es importante en la eficiencia y robustez ya que de esto depende que tanto claves como direcciones IP estén distribuidas uniformemente y en el mismo espacio de identificación. Esto además es necesario para permitir a los nodos entrar y <text:soft-page-break/>salir de la red sin romperla.</text:p>
      <text:p text:style-name="Text_20_body">Cada nodo tiene un sucesor y un predecesor. El sucesor de un nodo o clave es el siguiente nodo en el anillo en sentido de las agujas del reloj, mientras que el predecesor de un nodo o clave es el siguiente nodo en el anillo en el sentido contrario. Si hubiese un nodo por cada posible clave, el sucesor del nodo 2 seria el 3, y el predecesor del nodo 1 es el nodo 0; Sin embargo, normalmente hay huecos en la secuencia, de modo que, por ejemplo, el sucesor del nodo 153 puede que sea el 167 (y los nodos del 154 al 166 no existirían); en este caso, el predecesor del nodo 167 será el nodo 153. Como el nodo sucesor (o predecesor) puede llegar a desaparecer de la red (debido a fallo o salida), cada nodo almacena un segmento entero del circulo adjaccente a él (por ejemplo, los k nodos que le preceden y los k nodos que le siguen).</text:p>
      <text:p text:style-name="Text_20_body">One successor and predecessor are kept in a list to maintain a high probability that the successor and predecessor pointers actually point to the correct nodes after possible failure or departure of the initial successor or predecessor. (???)</text:p>
      <text:h text:style-name="Heading_20_1" text:outline-level="1"/>
      <text:h text:style-name="P1" text:outline-level="1">Anexo 1: Código Fuente</text:h>
      <text:h text:style-name="Heading_20_1" text:outline-level="1"/>
      <text:h text:style-name="P1" text:outline-level="1">Anexo 2: Pruebas</text:h>
      <text:p text:style-name="Bibliography_20_Heading"/>
      <text:p text:style-name="P4">Bibliografía</text:p>
      <text:p text:style-name="Bibliography_20_Head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rtoba1" svg:font-family="Cortoba" style:font-adornments="Negrita" style:font-pitch="variable"/>
    <style:font-face style:name="Cortoba" svg:font-family="Cortoba"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fo:background-color="transparent" style:shadow="none">
        <style:tab-stops/>
        <style:background-image/>
      </style:paragraph-properties>
      <style:text-properties style:font-name="Cortoba"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indent="0cm" style:auto-text-indent="true"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Cortoba1"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afael Jesús</meta:initial-creator>
    <meta:creation-date>2009-01-18T17:16:11</meta:creation-date>
    <dc:date>2009-01-19T17:26:26</dc:date>
    <dc:creator>Rafael Jesús</dc:creator>
    <meta:editing-duration>PT02H20M58S</meta:editing-duration>
    <meta:editing-cycles>2</meta:editing-cycles>
    <meta:generator>OpenOffice.org/3.0$Unix OpenOffice.org_project/300m14$Build-9376</meta:generator>
    <meta:document-statistic meta:table-count="0" meta:image-count="0" meta:object-count="0" meta:page-count="7" meta:paragraph-count="32" meta:word-count="1148" meta:character-count="6819"/>
    <meta:user-defined meta:name="Información 1"/>
    <meta:user-defined meta:name="Información 2"/>
    <meta:user-defined meta:name="Información 3"/>
    <meta:user-defined meta:name="Información 4"/>
  </office:meta>
</office:document-meta>
</file>